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66.61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80.5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55.8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76.65pt"/>
    </style:style>
    <style:style style:name="co21" style:family="table-column">
      <style:table-column-properties fo:break-before="auto" style:column-width="52.7pt"/>
    </style:style>
    <style:style style:name="co22" style:family="table-column">
      <style:table-column-properties fo:break-before="auto" style:column-width="75.09pt"/>
    </style:style>
    <style:style style:name="co23" style:family="table-column">
      <style:table-column-properties fo:break-before="auto" style:column-width="82.8pt"/>
    </style:style>
    <style:style style:name="co24" style:family="table-column">
      <style:table-column-properties fo:break-before="auto" style:column-width="83.59pt"/>
    </style:style>
    <style:style style:name="co25" style:family="table-column">
      <style:table-column-properties fo:break-before="auto" style:column-width="88.21pt"/>
    </style:style>
    <style:style style:name="co2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f_friedman1_15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#ProfileFileVersion=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ProfilerVersion=5.2.65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API=OpenCL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Application=/home/pfandedd/git/SGpp/datadriven/examplesOCL/clustering_cm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ApplicationArgs=--datasetFileName datasets/friedman/friedman1_10d_150000.arff --config MyOCLConf.cfg --level 5 --lambda 2E-2 --k 5 --threshold 0.8 --density_eval_full_grid_level 8 --refinement_steps 0 --refinement_points 10 --coarsen_points 10 --coarsen_threshold 0.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WorkingDirectory=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Platform Vendor=Advanced Micro Devices, Inc.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Platform Name=AMD Accelerated Parallel Processin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Platform Version=OpenCL 2.0 AMD-APP (2482.3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CLDriver Version=2482.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CLRuntime Version=OpenCL 1.2 AMD-APP (2482.3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evice Hawaii NumberAppAddressBits=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OS Version=Linux version 4.10.0-28-generic (buildd@lgw01-12) (gcc version 5.4.0 20160609 (Ubuntu 5.4.0-6ubuntu1~16.04.4) ) #32~16.04.2-Ubuntu SMP Thu Jul 20 10:19:48 UTC 2017 Build 4.10.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DisplayName=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ListSeparator=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ForceSinglePass=Fals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<text:s/>ExecutionOrder</text:p>
          </table:table-cell>
          <table:table-cell office:value-type="string" calcext:value-type="string">
            <text:p><text:s/>ThreadID</text:p>
          </table:table-cell>
          <table:table-cell office:value-type="string" calcext:value-type="string">
            <text:p><text:s/>CallIndex</text:p>
          </table:table-cell>
          <table:table-cell office:value-type="string" calcext:value-type="string">
            <text:p><text:s/>GlobalWorkSize</text:p>
          </table:table-cell>
          <table:table-cell office:value-type="string" calcext:value-type="string">
            <text:p><text:s/>WorkGroupSize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ocalMemSize</text:p>
          </table:table-cell>
          <table:table-cell office:value-type="string" calcext:value-type="string">
            <text:p><text:s/>VGPRs</text:p>
          </table:table-cell>
          <table:table-cell office:value-type="string" calcext:value-type="string">
            <text:p><text:s/>SGPRs</text:p>
          </table:table-cell>
          <table:table-cell office:value-type="string" calcext:value-type="string">
            <text:p><text:s/>ScratchRegs</text:p>
          </table:table-cell>
          <table:table-cell office:value-type="string" calcext:value-type="string">
            <text:p><text:s/>Wavefronts</text:p>
          </table:table-cell>
          <table:table-cell office:value-type="string" calcext:value-type="string">
            <text:p><text:s/>VALUInsts</text:p>
          </table:table-cell>
          <table:table-cell office:value-type="string" calcext:value-type="string">
            <text:p><text:s/>SALUInsts</text:p>
          </table:table-cell>
          <table:table-cell office:value-type="string" calcext:value-type="string">
            <text:p><text:s/>VFetchInsts</text:p>
          </table:table-cell>
          <table:table-cell office:value-type="string" calcext:value-type="string">
            <text:p><text:s/>SFetchInsts</text:p>
          </table:table-cell>
          <table:table-cell office:value-type="string" calcext:value-type="string">
            <text:p><text:s/>VWriteInsts</text:p>
          </table:table-cell>
          <table:table-cell office:value-type="string" calcext:value-type="string">
            <text:p><text:s/>FlatVMemInsts</text:p>
          </table:table-cell>
          <table:table-cell office:value-type="string" calcext:value-type="string">
            <text:p><text:s/>LDSInsts</text:p>
          </table:table-cell>
          <table:table-cell office:value-type="string" calcext:value-type="string">
            <text:p><text:s/>FlatLDSInsts</text:p>
          </table:table-cell>
          <table:table-cell office:value-type="string" calcext:value-type="string">
            <text:p><text:s/>GDSInsts</text:p>
          </table:table-cell>
          <table:table-cell office:value-type="string" calcext:value-type="string">
            <text:p><text:s/>VALUUtilization</text:p>
          </table:table-cell>
          <table:table-cell office:value-type="string" calcext:value-type="string">
            <text:p><text:s/>VALUBusy</text:p>
          </table:table-cell>
          <table:table-cell office:value-type="string" calcext:value-type="string">
            <text:p><text:s/>SALUBusy</text:p>
          </table:table-cell>
          <table:table-cell office:value-type="string" calcext:value-type="string">
            <text:p><text:s/>FetchSize</text:p>
          </table:table-cell>
          <table:table-cell office:value-type="string" calcext:value-type="string">
            <text:p><text:s/>WriteSize</text:p>
          </table:table-cell>
          <table:table-cell office:value-type="string" calcext:value-type="string">
            <text:p><text:s/>CacheHit</text:p>
          </table:table-cell>
          <table:table-cell office:value-type="string" calcext:value-type="string">
            <text:p><text:s/>MemUnitBusy</text:p>
          </table:table-cell>
          <table:table-cell office:value-type="string" calcext:value-type="string">
            <text:p><text:s/>MemUnitStalled</text:p>
          </table:table-cell>
          <table:table-cell office:value-type="string" calcext:value-type="string">
            <text:p><text:s/>WriteUnitStalled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cscheme__k1_Hawaii1</text:p>
          </table:table-cell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/>13441 <text:s text:c="6"/>1 <text:s text:c="6"/>1}</text:p>
          </table:table-cell>
          <table:table-cell office:value-type="string" calcext:value-type="string">
            <text:p><text:s/>NULL</text:p>
          </table:table-cell>
          <table:table-cell office:value-type="float" office:value="751.78074" calcext:value-type="float">
            <text:p>751.780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250042" calcext:value-type="float">
            <text:p>17250042</text:p>
          </table:table-cell>
          <table:table-cell office:value-type="float" office:value="1950008" calcext:value-type="float">
            <text:p>1950008</text:p>
          </table:table-cell>
          <table:table-cell office:value-type="float" office:value="1500001" calcext:value-type="float">
            <text:p>1500001</text:p>
          </table:table-cell>
          <table:table-cell office:value-type="float" office:value="5" calcext:value-type="float">
            <text:p>5</text:p>
          </table:table-cell>
          <table:table-cell office:value-type="float" office:value="150002" calcext:value-type="float">
            <text:p>150002</text:p>
          </table:table-cell>
          <table:table-cell office:value-type="float" office:value="1650003" calcext:value-type="float">
            <text:p>165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3" calcext:value-type="float">
            <text:p>99.53</text:p>
          </table:table-cell>
          <table:table-cell office:value-type="float" office:value="21.09" calcext:value-type="float">
            <text:p>21.09</text:p>
          </table:table-cell>
          <table:table-cell office:value-type="float" office:value="5.99" calcext:value-type="float">
            <text:p>5.99</text:p>
          </table:table-cell>
          <table:table-cell office:value-type="float" office:value="55265208.44" calcext:value-type="float">
            <text:p>55265208.44</text:p>
          </table:table-cell>
          <table:table-cell office:value-type="float" office:value="12248862.47" calcext:value-type="float">
            <text:p>12248862.47</text:p>
          </table:table-cell>
          <table:table-cell office:value-type="float" office:value="79.43" calcext:value-type="float">
            <text:p>79.43</text:p>
          </table:table-cell>
          <table:table-cell office:value-type="float" office:value="66.28" calcext:value-type="float">
            <text:p>66.28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density__k2_Hawaii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{ <text:s/>13568 <text:s text:c="6"/>1 <text:s text:c="6"/>1}</text:p>
          </table:table-cell>
          <table:table-cell office:value-type="string" calcext:value-type="string">
            <text:p><text:s/>{ <text:s/>128 <text:s text:c="4"/>1 <text:s text:c="4"/>1}</text:p>
          </table:table-cell>
          <table:table-cell office:value-type="float" office:value="87.53896" calcext:value-type="float">
            <text:p>87.53896</text:p>
          </table:table-cell>
          <table:table-cell office:value-type="float" office:value="26624" calcext:value-type="float">
            <text:p>2662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22963" calcext:value-type="float">
            <text:p>2322963</text:p>
          </table:table-cell>
          <table:table-cell office:value-type="float" office:value="9547" calcext:value-type="float">
            <text:p>9547</text:p>
          </table:table-cell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12000" calcext:value-type="float">
            <text:p>21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.17" calcext:value-type="float">
            <text:p>29.17</text:p>
          </table:table-cell>
          <table:table-cell office:value-type="float" office:value="0.26" calcext:value-type="float">
            <text:p>0.26</text:p>
          </table:table-cell>
          <table:table-cell office:value-type="float" office:value="11997.38" calcext:value-type="float">
            <text:p>11997.38</text:p>
          </table:table-cell>
          <table:table-cell office:value-type="float" office:value="106" calcext:value-type="float">
            <text:p>106</text:p>
          </table:table-cell>
          <table:table-cell office:value-type="float" office:value="98.34" calcext:value-type="float">
            <text:p>98.3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density__k2_Hawaii1</text:p>
          </table:table-cell>
          <table:table-cell office:value-type="float" office:value="3" calcext:value-type="float">
            <text:p>3</text:p>
          </table:table-cell>
          <table:table-cell office:value-type="float" office:value="1396" calcext:value-type="float">
            <text:p>13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{ <text:s/>13568 <text:s text:c="6"/>1 <text:s text:c="6"/>1}</text:p>
          </table:table-cell>
          <table:table-cell office:value-type="string" calcext:value-type="string">
            <text:p><text:s/>{ <text:s/>128 <text:s text:c="4"/>1 <text:s text:c="4"/>1}</text:p>
          </table:table-cell>
          <table:table-cell office:value-type="float" office:value="86.97393" calcext:value-type="float">
            <text:p>86.97393</text:p>
          </table:table-cell>
          <table:table-cell office:value-type="float" office:value="26624" calcext:value-type="float">
            <text:p>2662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22963" calcext:value-type="float">
            <text:p>2322963</text:p>
          </table:table-cell>
          <table:table-cell office:value-type="float" office:value="9547" calcext:value-type="float">
            <text:p>9547</text:p>
          </table:table-cell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12000" calcext:value-type="float">
            <text:p>21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.18" calcext:value-type="float">
            <text:p>29.18</text:p>
          </table:table-cell>
          <table:table-cell office:value-type="float" office:value="0.26" calcext:value-type="float">
            <text:p>0.26</text:p>
          </table:table-cell>
          <table:table-cell office:value-type="float" office:value="12507.06" calcext:value-type="float">
            <text:p>12507.06</text:p>
          </table:table-cell>
          <table:table-cell office:value-type="float" office:value="106" calcext:value-type="float">
            <text:p>106</text:p>
          </table:table-cell>
          <table:table-cell office:value-type="float" office:value="98.25" calcext:value-type="float">
            <text:p>98.2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density__k2_Hawaii1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{ <text:s/>13568 <text:s text:c="6"/>1 <text:s text:c="6"/>1}</text:p>
          </table:table-cell>
          <table:table-cell office:value-type="string" calcext:value-type="string">
            <text:p><text:s/>{ <text:s/>128 <text:s text:c="4"/>1 <text:s text:c="4"/>1}</text:p>
          </table:table-cell>
          <table:table-cell office:value-type="float" office:value="87.2477" calcext:value-type="float">
            <text:p>87.2477</text:p>
          </table:table-cell>
          <table:table-cell office:value-type="float" office:value="26624" calcext:value-type="float">
            <text:p>2662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22963" calcext:value-type="float">
            <text:p>2322963</text:p>
          </table:table-cell>
          <table:table-cell office:value-type="float" office:value="9547" calcext:value-type="float">
            <text:p>9547</text:p>
          </table:table-cell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12000" calcext:value-type="float">
            <text:p>21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.01" calcext:value-type="float">
            <text:p>29.01</text:p>
          </table:table-cell>
          <table:table-cell office:value-type="float" office:value="0.26" calcext:value-type="float">
            <text:p>0.26</text:p>
          </table:table-cell>
          <table:table-cell office:value-type="float" office:value="12390.5" calcext:value-type="float">
            <text:p>12390.5</text:p>
          </table:table-cell>
          <table:table-cell office:value-type="float" office:value="106" calcext:value-type="float">
            <text:p>106</text:p>
          </table:table-cell>
          <table:table-cell office:value-type="float" office:value="98.29" calcext:value-type="float">
            <text:p>98.2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onnectNeighbors__k3_Hawaii1</text:p>
          </table:table-cell>
          <table:table-cell office:value-type="float" office:value="5" calcext:value-type="float">
            <text:p>5</text:p>
          </table:table-cell>
          <table:table-cell office:value-type="float" office:value="1396" calcext:value-type="float">
            <text:p>139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{ 150016 <text:s text:c="6"/>1 <text:s text:c="6"/>1}</text:p>
          </table:table-cell>
          <table:table-cell office:value-type="string" calcext:value-type="string">
            <text:p><text:s/>{ <text:s/>128 <text:s text:c="4"/>1 <text:s text:c="4"/>1}</text:p>
          </table:table-cell>
          <table:table-cell office:value-type="float" office:value="4363.06593" calcext:value-type="float">
            <text:p>4363.06593</text:p>
          </table:table-cell>
          <table:table-cell office:value-type="float" office:value="10240" calcext:value-type="float">
            <text:p>1024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344" calcext:value-type="float">
            <text:p>2344</text:p>
          </table:table-cell>
          <table:table-cell office:value-type="float" office:value="5161421" calcext:value-type="float">
            <text:p>5161421</text:p>
          </table:table-cell>
          <table:table-cell office:value-type="float" office:value="604759" calcext:value-type="float">
            <text:p>604759</text:p>
          </table:table-cell>
          <table:table-cell office:value-type="float" office:value="308442" calcext:value-type="float">
            <text:p>308442</text:p>
          </table:table-cell>
          <table:table-cell office:value-type="float" office:value="4" calcext:value-type="float">
            <text:p>4</text:p>
          </table:table-cell>
          <table:table-cell office:value-type="float" office:value="79592.47" calcext:value-type="float">
            <text:p>79592.47</text:p>
          </table:table-cell>
          <table:table-cell office:value-type="float" office:value="5870" calcext:value-type="float">
            <text:p>5870</text:p>
          </table:table-cell>
          <table:table-cell office:value-type="float" office:value="755940" calcext:value-type="float">
            <text:p>755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8" calcext:value-type="float">
            <text:p>98.48</text:p>
          </table:table-cell>
          <table:table-cell office:value-type="float" office:value="14.82" calcext:value-type="float">
            <text:p>14.82</text:p>
          </table:table-cell>
          <table:table-cell office:value-type="float" office:value="3.65" calcext:value-type="float">
            <text:p>3.65</text:p>
          </table:table-cell>
          <table:table-cell office:value-type="float" office:value="184235837.25" calcext:value-type="float">
            <text:p>184235837.25</text:p>
          </table:table-cell>
          <table:table-cell office:value-type="float" office:value="9688316.66" calcext:value-type="float">
            <text:p>9688316.66</text:p>
          </table:table-cell>
          <table:table-cell office:value-type="float" office:value="13.61" calcext:value-type="float">
            <text:p>13.61</text:p>
          </table:table-cell>
          <table:table-cell office:value-type="float" office:value="11.16" calcext:value-type="float">
            <text:p>11.16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emoveEdges__k4_Hawaii1</text:p>
          </table:table-cell>
          <table:table-cell office:value-type="float" office:value="6" calcext:value-type="float">
            <text:p>6</text:p>
          </table:table-cell>
          <table:table-cell office:value-type="float" office:value="1396" calcext:value-type="float">
            <text:p>139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{ 150000 <text:s text:c="6"/>1 <text:s text:c="6"/>1}</text:p>
          </table:table-cell>
          <table:table-cell office:value-type="string" calcext:value-type="string">
            <text:p><text:s/>NULL</text:p>
          </table:table-cell>
          <table:table-cell office:value-type="float" office:value="31776.02978" calcext:value-type="float">
            <text:p>31776.0297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12177651" calcext:value-type="float">
            <text:p>12177651</text:p>
          </table:table-cell>
          <table:table-cell office:value-type="float" office:value="1196293" calcext:value-type="float">
            <text:p>1196293</text:p>
          </table:table-cell>
          <table:table-cell office:value-type="float" office:value="1155937" calcext:value-type="float">
            <text:p>11559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55944" calcext:value-type="float">
            <text:p>1155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office:value-type="float" office:value="4.1" calcext:value-type="float">
            <text:p>4.1</text:p>
          </table:table-cell>
          <table:table-cell office:value-type="float" office:value="0.98" calcext:value-type="float">
            <text:p>0.98</text:p>
          </table:table-cell>
          <table:table-cell office:value-type="float" office:value="5546219431.56" calcext:value-type="float">
            <text:p>5546219431.56</text:p>
          </table:table-cell>
          <table:table-cell office:value-type="float" office:value="17651.62" calcext:value-type="float">
            <text:p>17651.62</text:p>
          </table:table-cell>
          <table:table-cell office:value-type="float" office:value="25.49" calcext:value-type="float">
            <text:p>25.49</text:p>
          </table:table-cell>
          <table:table-cell office:value-type="float" office:value="99.87" calcext:value-type="float">
            <text:p>99.87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17:43:33.846026701</dc:date>
    <meta:editing-duration>PT1M24S</meta:editing-duration>
    <meta:editing-cycles>1</meta:editing-cycles>
    <meta:document-statistic meta:table-count="1" meta:cell-count="233" meta:object-count="0"/>
    <meta:generator>LibreOffice/6.0.3.2$Linux_X86_64 LibreOffice_project/00m0$Build-2</meta:generator>
  </office:meta>
</office:document-meta>
</file>